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016cm"/>
    </style:style>
    <style:style style:name="co2" style:family="table-column">
      <style:table-column-properties fo:break-before="auto" style:column-width="3.556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0.728cm"/>
    </style:style>
    <style:style style:name="co5" style:family="table-column">
      <style:table-column-properties fo:break-before="auto" style:column-width="2.379cm"/>
    </style:style>
    <style:style style:name="co6" style:family="table-column">
      <style:table-column-properties fo:break-before="auto" style:column-width="10.557cm"/>
    </style:style>
    <style:style style:name="co7" style:family="table-column">
      <style:table-column-properties fo:break-before="auto" style:column-width="2.464cm"/>
    </style:style>
    <style:style style:name="co8" style:family="table-column">
      <style:table-column-properties fo:break-before="auto" style:column-width="2.129cm"/>
    </style:style>
    <style:style style:name="co9" style:family="table-column">
      <style:table-column-properties fo:break-before="auto" style:column-width="1.596cm"/>
    </style:style>
    <style:style style:name="co10" style:family="table-column">
      <style:table-column-properties fo:break-before="auto" style:column-width="2.028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number-style style:name="N61">
      <number:scientific-number number:decimal-places="2" number:min-integer-digits="1" number:min-exponent-digits="2"/>
    </number:number-style>
    <number:boolean-style style:name="N99">
      <number:boolean/>
    </number:boolean-style>
    <style:style style:name="ce1" style:family="table-cell" style:parent-style-name="Default">
      <style:table-cell-properties style:vertical-align="middle"/>
      <style:text-properties style:text-underline-style="solid" style:text-underline-width="auto" style:text-underline-color="font-color"/>
      <style:map style:condition="is-true-formula(NOT(IF(NOT(ISERROR([.$Q1]));[.$Q1])))" style:apply-style-name="Error" style:base-cell-address="Sheet1.A1"/>
    </style:style>
    <style:style style:name="ce2" style:family="table-cell" style:parent-style-name="Default" style:data-style-name="N99">
      <style:text-properties fo:language="en" fo:country="US"/>
      <style:map style:condition="is-true-formula(NOT(OR(ISBLANK([.$Q1]);IF(NOT(ISERROR([.$Q1]));[.$Q1])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3" style:family="table-cell" style:parent-style-name="Default">
      <style:text-properties fo:language="en" fo:country="US"/>
      <style:map style:condition="is-true-formula(NOT(OR(ISBLANK([.$Q1]);IF(NOT(ISERROR([.$Q1]));[.$Q1])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4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NOT(OR(ISBLANK([.$Q1]);IF(NOT(ISERROR([.$Q1]));[.$Q1])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5" style:family="table-cell" style:parent-style-name="Default">
      <style:text-properties fo:language="en" fo:country="US"/>
    </style:style>
    <style:style style:name="ce6" style:family="table-cell" style:parent-style-name="Default"/>
    <style:style style:name="ce7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8" style:family="table-cell" style:parent-style-name="Default">
      <style:text-properties fo:language="en" fo:country="US"/>
      <style:map style:condition="is-true-formula([.$J1]&gt;COLUMN([.A1])-3)" style:apply-style-name="Parameter" style:base-cell-address="Sheet1.A1"/>
    </style:style>
    <style:style style:name="ce9" style:family="table-cell" style:parent-style-name="Default" style:data-style-name="N99">
      <style:text-properties fo:language="en" fo:country="US"/>
      <style:map style:condition="is-true-formula([.$J1]&gt;COLUMN([.A1])-3)" style:apply-style-name="Parameter" style:base-cell-address="Sheet1.A1"/>
    </style:style>
    <style:style style:name="ce10" style:family="table-cell" style:parent-style-name="Default" style:data-style-name="N0">
      <style:text-properties fo:language="en" fo:country="US"/>
      <style:map style:condition="is-true-formula([.$J1]&gt;COLUMN([.A1])-3)" style:apply-style-name="Parameter" style:base-cell-address="Sheet1.A1"/>
    </style:style>
    <style:style style:name="ce11" style:family="table-cell" style:parent-style-name="Default" style:data-style-name="N36">
      <style:text-properties fo:language="en" fo:country="US"/>
      <style:map style:condition="is-true-formula([.$J1]&gt;COLUMN([.A1])-3)" style:apply-style-name="Parameter" style:base-cell-address="Sheet1.A1"/>
    </style:style>
    <style:style style:name="ce12" style:family="table-cell" style:parent-style-name="Default" style:data-style-name="N198">
      <style:text-properties fo:language="en" fo:country="US"/>
      <style:map style:condition="is-true-formula([.$J1]&gt;COLUMN([.A1])-3)" style:apply-style-name="Parameter" style:base-cell-address="Sheet1.A1"/>
    </style:style>
    <style:style style:name="ce13" style:family="table-cell" style:parent-style-name="Default" style:data-style-name="N197">
      <style:text-properties fo:language="en" fo:country="US"/>
      <style:map style:condition="is-true-formula([.$J1]&gt;COLUMN([.A1])-3)" style:apply-style-name="Parameter" style:base-cell-address="Sheet1.A1"/>
    </style:style>
    <style:style style:name="ce14" style:family="table-cell" style:parent-style-name="Default" style:data-style-name="N61">
      <style:text-properties fo:language="en" fo:country="US"/>
      <style:map style:condition="is-true-formula([.$J1]&gt;COLUMN([.A1])-3)" style:apply-style-name="Parameter" style:base-cell-address="Sheet1.A1"/>
    </style:style>
    <style:style style:name="ce15" style:family="table-cell" style:parent-style-name="Default" style:data-style-name="N10">
      <style:text-properties fo:language="en" fo:country="US"/>
      <style:map style:condition="is-true-formula([.$J1]&gt;COLUMN([.A1])-3)" style:apply-style-name="Parameter" style:base-cell-address="Sheet1.A1"/>
    </style:style>
    <style:style style:name="ce16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7" style:family="table-cell" style:parent-style-name="Default">
      <style:text-properties fo:language="en" fo:country="US"/>
      <style:map style:condition="is-true-formula(AND(NOT(ISBLANK([.A1]));IF(ISERROR([.$A1]);ORG.OPENOFFICE.ERRORTYPE([.$A1])=ORG.OPENOFFICE.ERRORTYPE([.A1]);[.$A1]=[.A1])))" style:apply-style-name="Warning" style:base-cell-address="Sheet1.A1"/>
    </style:style>
    <style:style style:name="ce18" style:family="table-cell" style:parent-style-name="Default" style:data-style-name="N99">
      <style:text-properties fo:language="en" fo:country="US"/>
      <style:map style:condition="is-true-formula(AND(NOT(ISBLANK([.A1]));IF(ISERROR([.$A1]);ORG.OPENOFFICE.ERRORTYPE([.$A1])=ORG.OPENOFFICE.ERRORTYPE([.A1]);[.$A1]=[.A1])))" style:apply-style-name="Warning" style:base-cell-address="Sheet1.A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6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242" table:default-cell-style-name="ce6"/>
        <table:table-column table:style-name="co11" table:number-columns-repeated="768" table:default-cell-style-name="ce6"/>
        <table:table-row table:style-name="ro1">
          <table:table-cell table:style-name="ce1" table:formula="of:=IF(ISERROR([.Q1]);&quot;ERROR!&quot;;IF([.Q1];&quot;Expected&quot;;&quot;FAILED!&quot;))" office:value-type="string" office:string-value="Expected">
            <text:p>Expected</text:p>
          </table:table-cell>
          <table:table-cell table:style-name="ce7" office:value-type="string">
            <text:p>Actual</text:p>
          </table:table-cell>
          <table:table-cell table:style-name="ce7" office:value-type="string">
            <text:p>Inputs</text:p>
          </table:table-cell>
          <table:table-cell table:style-name="ce7" table:number-columns-repeated="6"/>
          <table:table-cell table:style-name="ce7" office:value-type="string">
            <text:p># of Inputs</text:p>
          </table:table-cell>
          <table:table-cell table:style-name="ce7" office:value-type="string">
            <text:p>Name</text:p>
          </table:table-cell>
          <table:table-cell table:style-name="ce7" office:value-type="string">
            <text:p>Highlight</text:p>
          </table:table-cell>
          <table:table-cell table:style-name="ce7" office:value-type="string">
            <text:p>OOo says</text:p>
          </table:table-cell>
          <table:table-cell table:style-name="ce7" office:value-type="string">
            <text:p>Skip for</text:p>
          </table:table-cell>
          <table:table-cell table:style-name="ce7" office:value-type="string">
            <text:p>Custom check</text:p>
          </table:table-cell>
          <table:table-cell table:style-name="ce7"/>
          <table:table-cell table:style-name="ce7" table:formula="of:=AND([.Q2:.Q10000])" office:value-type="boolean" office:boolean-value="true">
            <text:p>TRUE</text:p>
          </table:table-cell>
          <table:table-cell table:style-name="ce7" table:number-columns-repeated="1007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style-name="ce5" table:formula="of:=ISTEXT([.C2])" office:value-type="boolean" office:boolean-value="true">
            <text:p>TRUE</text:p>
          </table:table-cell>
          <table:table-cell table:style-name="ce8" office:value-type="string">
            <text:p>Abc</text:p>
          </table:table-cell>
          <table:table-cell table:style-name="ce8" table:number-columns-repeated="6"/>
          <table:table-cell table:style-name="ce16" office:value-type="float" office:value="1">
            <text:p>1</text:p>
          </table:table-cell>
          <table:table-cell table:style-name="ce5" office:value-type="string">
            <text:p>ISTEXT (does not support blanks!)</text:p>
          </table:table-cell>
          <table:table-cell table:style-name="ce5" office:value-type="string">
            <text:p>ISTEXT</text:p>
          </table:table-cell>
          <table:table-cell table:style-name="ce17"/>
          <table:table-cell table:style-name="ce5"/>
          <table:table-cell table:style-name="ce5"/>
          <table:table-cell table:formula="of:=IF(ISBLANK([.M2]);[.A2];[.M2])" office:value-type="boolean" office:boolean-value="true">
            <text:p>TRUE</text:p>
          </table:table-cell>
          <table:table-cell table:formula="of:=IF(ISBLANK([.O2]);IF(ISERROR([.B2]);&quot;Err:&quot;&amp;ORG.OPENOFFICE.ERRORTYPE([.B2])=[.M2];OR([.P2]=[.B2];IF(AND(ISNUMBER([.P2]);ISNUMBER([.B2]));OR(AND([.P2]=0;ABS([.B2])&lt;1E-307);&quot;&quot;&amp;[.B2]=&quot;&quot;&amp;[.P2]))));[.O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style-name="ce5" table:formula="of:=ISTEXT([.C3])" office:value-type="boolean" office:boolean-value="true">
            <text:p>TRUE</text:p>
          </table:table-cell>
          <table:table-cell table:style-name="ce8" office:value-type="string">
            <text:p>Абвгд</text:p>
          </table:table-cell>
          <table:table-cell table:style-name="ce8" table:number-columns-repeated="6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7"/>
          <table:table-cell table:style-name="ce5"/>
          <table:table-cell table:style-name="ce5"/>
          <table:table-cell table:formula="of:=IF(ISBLANK([.M3]);[.A3];[.M3])" office:value-type="boolean" office:boolean-value="true">
            <text:p>TRUE</text:p>
          </table:table-cell>
          <table:table-cell table:formula="of:=IF(ISBLANK([.O3]);IF(ISERROR([.B3]);&quot;Err:&quot;&amp;ORG.OPENOFFICE.ERRORTYPE([.B3])=[.M3];OR([.P3]=[.B3];IF(AND(ISNUMBER([.P3]);ISNUMBER([.B3]));OR(AND([.P3]=0;ABS([.B3])&lt;1E-307);&quot;&quot;&amp;[.B3]=&quot;&quot;&amp;[.P3]))));[.O3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style-name="ce5" table:formula="of:=ISTEXT([.C4])" office:value-type="boolean" office:boolean-value="true">
            <text:p>TRUE</text:p>
          </table:table-cell>
          <table:table-cell table:style-name="ce8" office:value-type="string">
            <text:p>12345</text:p>
          </table:table-cell>
          <table:table-cell table:style-name="ce8" table:number-columns-repeated="6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7"/>
          <table:table-cell table:style-name="ce5"/>
          <table:table-cell table:style-name="ce5"/>
          <table:table-cell table:formula="of:=IF(ISBLANK([.M4]);[.A4];[.M4])" office:value-type="boolean" office:boolean-value="true">
            <text:p>TRUE</text:p>
          </table:table-cell>
          <table:table-cell table:formula="of:=IF(ISBLANK([.O4]);IF(ISERROR([.B4]);&quot;Err:&quot;&amp;ORG.OPENOFFICE.ERRORTYPE([.B4])=[.M4];OR([.P4]=[.B4];IF(AND(ISNUMBER([.P4]);ISNUMBER([.B4]));OR(AND([.P4]=0;ABS([.B4])&lt;1E-307);&quot;&quot;&amp;[.B4]=&quot;&quot;&amp;[.P4]))));[.O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style-name="ce5" table:formula="of:=ISTEXT([.C5])" office:value-type="boolean" office:boolean-value="false">
            <text:p>FALSE</text:p>
          </table:table-cell>
          <table:table-cell table:style-name="ce8" office:value-type="float" office:value="12345">
            <text:p>12345</text:p>
          </table:table-cell>
          <table:table-cell table:style-name="ce8" table:number-columns-repeated="6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7"/>
          <table:table-cell table:style-name="ce5"/>
          <table:table-cell table:style-name="ce5"/>
          <table:table-cell table:formula="of:=IF(ISBLANK([.M5]);[.A5];[.M5])" office:value-type="boolean" office:boolean-value="false">
            <text:p>FALSE</text:p>
          </table:table-cell>
          <table:table-cell table:formula="of:=IF(ISBLANK([.O5]);IF(ISERROR([.B5]);&quot;Err:&quot;&amp;ORG.OPENOFFICE.ERRORTYPE([.B5])=[.M5];OR([.P5]=[.B5];IF(AND(ISNUMBER([.P5]);ISNUMBER([.B5]));OR(AND([.P5]=0;ABS([.B5])&lt;1E-307);&quot;&quot;&amp;[.B5]=&quot;&quot;&amp;[.P5]))));[.O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style-name="ce5" table:formula="of:=ISTEXT([.C6])" office:value-type="boolean" office:boolean-value="false">
            <text:p>FALSE</text:p>
          </table:table-cell>
          <table:table-cell table:style-name="ce9" office:value-type="boolean" office:boolean-value="true">
            <text:p>TRUE</text:p>
          </table:table-cell>
          <table:table-cell table:style-name="ce8" table:number-columns-repeated="6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7"/>
          <table:table-cell table:style-name="ce5"/>
          <table:table-cell table:style-name="ce5"/>
          <table:table-cell table:formula="of:=IF(ISBLANK([.M6]);[.A6];[.M6])" office:value-type="boolean" office:boolean-value="false">
            <text:p>FALSE</text:p>
          </table:table-cell>
          <table:table-cell table:formula="of:=IF(ISBLANK([.O6]);IF(ISERROR([.B6]);&quot;Err:&quot;&amp;ORG.OPENOFFICE.ERRORTYPE([.B6])=[.M6];OR([.P6]=[.B6];IF(AND(ISNUMBER([.P6]);ISNUMBER([.B6]));OR(AND([.P6]=0;ABS([.B6])&lt;1E-307);&quot;&quot;&amp;[.B6]=&quot;&quot;&amp;[.P6]))));[.O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3"/>
          <table:table-cell table:style-name="ce5"/>
          <table:table-cell table:style-name="ce8" table:number-columns-repeated="7"/>
          <table:table-cell table:style-name="ce16"/>
          <table:table-cell table:style-name="ce5" table:number-columns-repeated="2"/>
          <table:table-cell table:style-name="ce17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style-name="ce5" table:formula="of:=ISNONTEXT([.C8])" office:value-type="boolean" office:boolean-value="false">
            <text:p>FALSE</text:p>
          </table:table-cell>
          <table:table-cell table:style-name="ce10" office:value-type="string">
            <text:p>Abc</text:p>
          </table:table-cell>
          <table:table-cell table:style-name="ce8" table:number-columns-repeated="6"/>
          <table:table-cell table:style-name="ce16" office:value-type="float" office:value="1">
            <text:p>1</text:p>
          </table:table-cell>
          <table:table-cell table:style-name="ce5" office:value-type="string">
            <text:p>ISNONTEXT (does not support blanks!)</text:p>
          </table:table-cell>
          <table:table-cell table:style-name="ce5" office:value-type="string">
            <text:p>ISNONTEXT</text:p>
          </table:table-cell>
          <table:table-cell table:style-name="ce17"/>
          <table:table-cell table:style-name="ce5"/>
          <table:table-cell table:style-name="ce5"/>
          <table:table-cell table:formula="of:=IF(ISBLANK([.M8]);[.A8];[.M8])" office:value-type="boolean" office:boolean-value="false">
            <text:p>FALSE</text:p>
          </table:table-cell>
          <table:table-cell table:formula="of:=IF(ISBLANK([.O8]);IF(ISERROR([.B8]);&quot;Err:&quot;&amp;ORG.OPENOFFICE.ERRORTYPE([.B8])=[.M8];OR([.P8]=[.B8];IF(AND(ISNUMBER([.P8]);ISNUMBER([.B8]));OR(AND([.P8]=0;ABS([.B8])&lt;1E-307);&quot;&quot;&amp;[.B8]=&quot;&quot;&amp;[.P8]))));[.O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style-name="ce5" table:formula="of:=ISNONTEXT([.C9])" office:value-type="boolean" office:boolean-value="false">
            <text:p>FALSE</text:p>
          </table:table-cell>
          <table:table-cell table:style-name="ce10" office:value-type="string">
            <text:p>Абвгд</text:p>
          </table:table-cell>
          <table:table-cell table:style-name="ce8" table:number-columns-repeated="6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7"/>
          <table:table-cell table:style-name="ce5"/>
          <table:table-cell table:style-name="ce5"/>
          <table:table-cell table:formula="of:=IF(ISBLANK([.M9]);[.A9];[.M9])" office:value-type="boolean" office:boolean-value="false">
            <text:p>FALSE</text:p>
          </table:table-cell>
          <table:table-cell table:formula="of:=IF(ISBLANK([.O9]);IF(ISERROR([.B9]);&quot;Err:&quot;&amp;ORG.OPENOFFICE.ERRORTYPE([.B9])=[.M9];OR([.P9]=[.B9];IF(AND(ISNUMBER([.P9]);ISNUMBER([.B9]));OR(AND([.P9]=0;ABS([.B9])&lt;1E-307);&quot;&quot;&amp;[.B9]=&quot;&quot;&amp;[.P9]))));[.O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style-name="ce5" table:formula="of:=ISNONTEXT([.C10])" office:value-type="boolean" office:boolean-value="false">
            <text:p>FALSE</text:p>
          </table:table-cell>
          <table:table-cell table:style-name="ce11" office:value-type="string">
            <text:p>12345</text:p>
          </table:table-cell>
          <table:table-cell table:style-name="ce8" table:number-columns-repeated="6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7"/>
          <table:table-cell table:style-name="ce5"/>
          <table:table-cell table:style-name="ce5"/>
          <table:table-cell table:formula="of:=IF(ISBLANK([.M10]);[.A10];[.M10])" office:value-type="boolean" office:boolean-value="false">
            <text:p>FALSE</text:p>
          </table:table-cell>
          <table:table-cell table:formula="of:=IF(ISBLANK([.O10]);IF(ISERROR([.B10]);&quot;Err:&quot;&amp;ORG.OPENOFFICE.ERRORTYPE([.B10])=[.M10];OR([.P10]=[.B10];IF(AND(ISNUMBER([.P10]);ISNUMBER([.B10]));OR(AND([.P10]=0;ABS([.B10])&lt;1E-307);&quot;&quot;&amp;[.B10]=&quot;&quot;&amp;[.P10]))));[.O1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style-name="ce5" table:formula="of:=ISNONTEXT([.C11])" office:value-type="boolean" office:boolean-value="true">
            <text:p>TRUE</text:p>
          </table:table-cell>
          <table:table-cell table:style-name="ce10" office:value-type="float" office:value="12345">
            <text:p>12345</text:p>
          </table:table-cell>
          <table:table-cell table:style-name="ce8" table:number-columns-repeated="6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7"/>
          <table:table-cell table:style-name="ce5"/>
          <table:table-cell table:style-name="ce5"/>
          <table:table-cell table:formula="of:=IF(ISBLANK([.M11]);[.A11];[.M11])" office:value-type="boolean" office:boolean-value="true">
            <text:p>TRUE</text:p>
          </table:table-cell>
          <table:table-cell table:formula="of:=IF(ISBLANK([.O11]);IF(ISERROR([.B11]);&quot;Err:&quot;&amp;ORG.OPENOFFICE.ERRORTYPE([.B11])=[.M11];OR([.P11]=[.B11];IF(AND(ISNUMBER([.P11]);ISNUMBER([.B11]));OR(AND([.P11]=0;ABS([.B11])&lt;1E-307);&quot;&quot;&amp;[.B11]=&quot;&quot;&amp;[.P11]))));[.O11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style-name="ce5" table:formula="of:=ISNONTEXT([.C12])" office:value-type="boolean" office:boolean-value="true">
            <text:p>TRUE</text:p>
          </table:table-cell>
          <table:table-cell table:style-name="ce9" office:value-type="boolean" office:boolean-value="true">
            <text:p>TRUE</text:p>
          </table:table-cell>
          <table:table-cell table:style-name="ce8" table:number-columns-repeated="6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7"/>
          <table:table-cell table:style-name="ce5"/>
          <table:table-cell table:style-name="ce5"/>
          <table:table-cell table:formula="of:=IF(ISBLANK([.M12]);[.A12];[.M12])" office:value-type="boolean" office:boolean-value="true">
            <text:p>TRUE</text:p>
          </table:table-cell>
          <table:table-cell table:formula="of:=IF(ISBLANK([.O12]);IF(ISERROR([.B12]);&quot;Err:&quot;&amp;ORG.OPENOFFICE.ERRORTYPE([.B12])=[.M12];OR([.P12]=[.B12];IF(AND(ISNUMBER([.P12]);ISNUMBER([.B12]));OR(AND([.P12]=0;ABS([.B12])&lt;1E-307);&quot;&quot;&amp;[.B12]=&quot;&quot;&amp;[.P12]))));[.O12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3">
          <table:table-cell table:style-name="ce3"/>
          <table:table-cell table:style-name="ce5"/>
          <table:table-cell table:style-name="ce10"/>
          <table:table-cell table:style-name="ce8" table:number-columns-repeated="6"/>
          <table:table-cell table:style-name="ce16"/>
          <table:table-cell table:style-name="ce5" table:number-columns-repeated="2"/>
          <table:table-cell table:style-name="ce17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style-name="ce5" table:formula="of:=ISNUMBER([.C14])" office:value-type="boolean" office:boolean-value="false">
            <text:p>FALSE</text:p>
          </table:table-cell>
          <table:table-cell table:style-name="ce10" office:value-type="string">
            <text:p>Abc</text:p>
          </table:table-cell>
          <table:table-cell table:style-name="ce8" table:number-columns-repeated="6"/>
          <table:table-cell table:style-name="ce16" office:value-type="float" office:value="1">
            <text:p>1</text:p>
          </table:table-cell>
          <table:table-cell table:style-name="ce5" office:value-type="string">
            <text:p>ISNUMBER (does not support blanks and logical values!)</text:p>
          </table:table-cell>
          <table:table-cell table:style-name="ce5" office:value-type="string">
            <text:p>ISNUMBER</text:p>
          </table:table-cell>
          <table:table-cell table:style-name="ce17"/>
          <table:table-cell table:style-name="ce5"/>
          <table:table-cell table:style-name="ce5"/>
          <table:table-cell table:formula="of:=IF(ISBLANK([.M14]);[.A14];[.M14])" office:value-type="boolean" office:boolean-value="false">
            <text:p>FALSE</text:p>
          </table:table-cell>
          <table:table-cell table:formula="of:=IF(ISBLANK([.O14]);IF(ISERROR([.B14]);&quot;Err:&quot;&amp;ORG.OPENOFFICE.ERRORTYPE([.B14])=[.M14];OR([.P14]=[.B14];IF(AND(ISNUMBER([.P14]);ISNUMBER([.B14]));OR(AND([.P14]=0;ABS([.B14])&lt;1E-307);&quot;&quot;&amp;[.B14]=&quot;&quot;&amp;[.P14]))));[.O14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style-name="ce5" table:formula="of:=ISNUMBER([.C15])" office:value-type="boolean" office:boolean-value="false">
            <text:p>FALSE</text:p>
          </table:table-cell>
          <table:table-cell table:style-name="ce10" office:value-type="string">
            <text:p>Абвгд</text:p>
          </table:table-cell>
          <table:table-cell table:style-name="ce8" table:number-columns-repeated="6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7"/>
          <table:table-cell table:style-name="ce5"/>
          <table:table-cell table:style-name="ce5"/>
          <table:table-cell table:formula="of:=IF(ISBLANK([.M15]);[.A15];[.M15])" office:value-type="boolean" office:boolean-value="false">
            <text:p>FALSE</text:p>
          </table:table-cell>
          <table:table-cell table:formula="of:=IF(ISBLANK([.O15]);IF(ISERROR([.B15]);&quot;Err:&quot;&amp;ORG.OPENOFFICE.ERRORTYPE([.B15])=[.M15];OR([.P15]=[.B15];IF(AND(ISNUMBER([.P15]);ISNUMBER([.B15]));OR(AND([.P15]=0;ABS([.B15])&lt;1E-307);&quot;&quot;&amp;[.B15]=&quot;&quot;&amp;[.P15]))));[.O15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false">
            <text:p>FALSE</text:p>
          </table:table-cell>
          <table:table-cell table:style-name="ce5" table:formula="of:=ISNUMBER([.C16])" office:value-type="boolean" office:boolean-value="false">
            <text:p>FALSE</text:p>
          </table:table-cell>
          <table:table-cell table:style-name="ce11" office:value-type="string">
            <text:p>12345</text:p>
          </table:table-cell>
          <table:table-cell table:style-name="ce8" table:number-columns-repeated="6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7"/>
          <table:table-cell table:style-name="ce5"/>
          <table:table-cell table:style-name="ce5"/>
          <table:table-cell table:formula="of:=IF(ISBLANK([.M16]);[.A16];[.M16])" office:value-type="boolean" office:boolean-value="false">
            <text:p>FALSE</text:p>
          </table:table-cell>
          <table:table-cell table:formula="of:=IF(ISBLANK([.O16]);IF(ISERROR([.B16]);&quot;Err:&quot;&amp;ORG.OPENOFFICE.ERRORTYPE([.B16])=[.M16];OR([.P16]=[.B16];IF(AND(ISNUMBER([.P16]);ISNUMBER([.B16]));OR(AND([.P16]=0;ABS([.B16])&lt;1E-307);&quot;&quot;&amp;[.B16]=&quot;&quot;&amp;[.P16]))));[.O16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style-name="ce5" table:formula="of:=ISNUMBER([.C17])" office:value-type="boolean" office:boolean-value="true">
            <text:p>TRUE</text:p>
          </table:table-cell>
          <table:table-cell table:style-name="ce10" office:value-type="float" office:value="12345">
            <text:p>12345</text:p>
          </table:table-cell>
          <table:table-cell table:style-name="ce8" table:number-columns-repeated="6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7"/>
          <table:table-cell table:style-name="ce5"/>
          <table:table-cell table:style-name="ce5"/>
          <table:table-cell table:formula="of:=IF(ISBLANK([.M17]);[.A17];[.M17])" office:value-type="boolean" office:boolean-value="true">
            <text:p>TRUE</text:p>
          </table:table-cell>
          <table:table-cell table:formula="of:=IF(ISBLANK([.O17]);IF(ISERROR([.B17]);&quot;Err:&quot;&amp;ORG.OPENOFFICE.ERRORTYPE([.B17])=[.M17];OR([.P17]=[.B17];IF(AND(ISNUMBER([.P17]);ISNUMBER([.B17]));OR(AND([.P17]=0;ABS([.B17])&lt;1E-307);&quot;&quot;&amp;[.B17]=&quot;&quot;&amp;[.P17]))));[.O17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style-name="ce5" table:formula="of:=ISNUMBER([.C18])" office:value-type="boolean" office:boolean-value="true">
            <text:p>TRUE</text:p>
          </table:table-cell>
          <table:table-cell table:style-name="ce11" office:value-type="date" office:date-value="2007-02-04">
            <text:p>04/02/2007</text:p>
          </table:table-cell>
          <table:table-cell table:style-name="ce8" table:number-columns-repeated="6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7"/>
          <table:table-cell table:style-name="ce5"/>
          <table:table-cell table:style-name="ce5"/>
          <table:table-cell table:formula="of:=IF(ISBLANK([.M18]);[.A18];[.M18])" office:value-type="boolean" office:boolean-value="true">
            <text:p>TRUE</text:p>
          </table:table-cell>
          <table:table-cell table:formula="of:=IF(ISBLANK([.O18]);IF(ISERROR([.B18]);&quot;Err:&quot;&amp;ORG.OPENOFFICE.ERRORTYPE([.B18])=[.M18];OR([.P18]=[.B18];IF(AND(ISNUMBER([.P18]);ISNUMBER([.B18]));OR(AND([.P18]=0;ABS([.B18])&lt;1E-307);&quot;&quot;&amp;[.B18]=&quot;&quot;&amp;[.P18]))));[.O18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style-name="ce5" table:formula="of:=ISNUMBER([.C19])" office:value-type="boolean" office:boolean-value="true">
            <text:p>TRUE</text:p>
          </table:table-cell>
          <table:table-cell table:style-name="ce9" office:value-type="boolean" office:boolean-value="true">
            <text:p>TRUE</text:p>
          </table:table-cell>
          <table:table-cell table:style-name="ce8" table:number-columns-repeated="6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19]);[.A19];[.M19])" office:value-type="boolean" office:boolean-value="true">
            <text:p>TRUE</text:p>
          </table:table-cell>
          <table:table-cell table:formula="of:=IF(ISBLANK([.O19]);IF(ISERROR([.B19]);&quot;Err:&quot;&amp;ORG.OPENOFFICE.ERRORTYPE([.B19])=[.M19];OR([.P19]=[.B19];IF(AND(ISNUMBER([.P19]);ISNUMBER([.B19]));OR(AND([.P19]=0;ABS([.B19])&lt;1E-307);&quot;&quot;&amp;[.B19]=&quot;&quot;&amp;[.P19]))));[.O19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2" office:value-type="boolean" office:boolean-value="true">
            <text:p>TRUE</text:p>
          </table:table-cell>
          <table:table-cell table:style-name="ce5" table:formula="of:=ISNUMBER([.C20])" office:value-type="boolean" office:boolean-value="true">
            <text:p>TRUE</text:p>
          </table:table-cell>
          <table:table-cell table:style-name="ce9" office:value-type="boolean" office:boolean-value="false">
            <text:p>FALSE</text:p>
          </table:table-cell>
          <table:table-cell table:style-name="ce8" table:number-columns-repeated="6"/>
          <table:table-cell table:style-name="ce16" office:value-type="float" office:value="1">
            <text:p>1</text:p>
          </table:table-cell>
          <table:table-cell table:style-name="ce5" table:number-columns-repeated="2"/>
          <table:table-cell table:style-name="ce18"/>
          <table:table-cell table:style-name="ce5"/>
          <table:table-cell table:style-name="ce5"/>
          <table:table-cell table:formula="of:=IF(ISBLANK([.M20]);[.A20];[.M20])" office:value-type="boolean" office:boolean-value="true">
            <text:p>TRUE</text:p>
          </table:table-cell>
          <table:table-cell table:formula="of:=IF(ISBLANK([.O20]);IF(ISERROR([.B20]);&quot;Err:&quot;&amp;ORG.OPENOFFICE.ERRORTYPE([.B20])=[.M20];OR([.P20]=[.B20];IF(AND(ISNUMBER([.P20]);ISNUMBER([.B20]));OR(AND([.P20]=0;ABS([.B20])&lt;1E-307);&quot;&quot;&amp;[.B20]=&quot;&quot;&amp;[.P20]))));[.O20])" office:value-type="boolean" office:boolean-value="true">
            <text:p>TRUE</text:p>
          </table:table-cell>
          <table:table-cell table:style-name="ce5" table:number-columns-repeated="239"/>
          <table:table-cell table:number-columns-repeated="768"/>
        </table:table-row>
        <table:table-row table:style-name="ro2" table:number-rows-repeated="23">
          <table:table-cell table:style-name="ce3"/>
          <table:table-cell table:style-name="ce5"/>
          <table:table-cell table:style-name="ce12"/>
          <table:table-cell table:style-name="ce8" table:number-columns-repeated="6"/>
          <table:table-cell table:style-name="ce16"/>
          <table:table-cell table:style-name="ce5" table:number-columns-repeated="2"/>
          <table:table-cell table:style-name="ce17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 table:number-rows-repeated="30">
          <table:table-cell table:style-name="ce3"/>
          <table:table-cell table:style-name="ce5"/>
          <table:table-cell table:style-name="ce13"/>
          <table:table-cell table:style-name="ce8" table:number-columns-repeated="6"/>
          <table:table-cell table:style-name="ce16"/>
          <table:table-cell table:style-name="ce5" table:number-columns-repeated="2"/>
          <table:table-cell table:style-name="ce17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 table:number-rows-repeated="2">
          <table:table-cell table:style-name="ce3"/>
          <table:table-cell table:style-name="ce5"/>
          <table:table-cell table:style-name="ce10"/>
          <table:table-cell table:style-name="ce8" table:number-columns-repeated="6"/>
          <table:table-cell table:style-name="ce16"/>
          <table:table-cell table:style-name="ce5" table:number-columns-repeated="2"/>
          <table:table-cell table:style-name="ce17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 table:number-rows-repeated="144">
          <table:table-cell table:style-name="ce3"/>
          <table:table-cell table:style-name="ce5"/>
          <table:table-cell table:style-name="ce8" table:number-columns-repeated="7"/>
          <table:table-cell table:style-name="ce16"/>
          <table:table-cell table:style-name="ce5" table:number-columns-repeated="2"/>
          <table:table-cell table:style-name="ce17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 table:number-rows-repeated="2">
          <table:table-cell table:style-name="ce4"/>
          <table:table-cell table:style-name="ce5"/>
          <table:table-cell table:style-name="ce8" table:number-columns-repeated="7"/>
          <table:table-cell table:style-name="ce16"/>
          <table:table-cell table:style-name="ce5" table:number-columns-repeated="2"/>
          <table:table-cell table:style-name="ce17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 table:number-rows-repeated="24">
          <table:table-cell table:style-name="ce3"/>
          <table:table-cell table:style-name="ce5"/>
          <table:table-cell table:style-name="ce8" table:number-columns-repeated="7"/>
          <table:table-cell table:style-name="ce16"/>
          <table:table-cell table:style-name="ce5" table:number-columns-repeated="2"/>
          <table:table-cell table:style-name="ce17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 table:number-rows-repeated="2">
          <table:table-cell table:style-name="ce4"/>
          <table:table-cell table:style-name="ce5"/>
          <table:table-cell table:style-name="ce8" table:number-columns-repeated="7"/>
          <table:table-cell table:style-name="ce16"/>
          <table:table-cell table:style-name="ce5" table:number-columns-repeated="2"/>
          <table:table-cell table:style-name="ce17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 table:number-rows-repeated="29">
          <table:table-cell table:style-name="ce3"/>
          <table:table-cell table:style-name="ce5"/>
          <table:table-cell table:style-name="ce8" table:number-columns-repeated="7"/>
          <table:table-cell table:style-name="ce16"/>
          <table:table-cell table:style-name="ce5" table:number-columns-repeated="2"/>
          <table:table-cell table:style-name="ce17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/>
          <table:table-cell table:style-name="ce5"/>
          <table:table-cell table:style-name="ce8"/>
          <table:table-cell table:style-name="ce14"/>
          <table:table-cell table:style-name="ce8" table:number-columns-repeated="5"/>
          <table:table-cell table:style-name="ce16"/>
          <table:table-cell table:style-name="ce5" table:number-columns-repeated="2"/>
          <table:table-cell table:style-name="ce17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/>
          <table:table-cell table:style-name="ce5"/>
          <table:table-cell table:style-name="ce8" table:number-columns-repeated="7"/>
          <table:table-cell table:style-name="ce16"/>
          <table:table-cell table:style-name="ce5" table:number-columns-repeated="2"/>
          <table:table-cell table:style-name="ce17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/>
          <table:table-cell table:style-name="ce5"/>
          <table:table-cell table:style-name="ce8"/>
          <table:table-cell table:style-name="ce15"/>
          <table:table-cell table:style-name="ce8" table:number-columns-repeated="5"/>
          <table:table-cell table:style-name="ce16"/>
          <table:table-cell table:style-name="ce5" table:number-columns-repeated="2"/>
          <table:table-cell table:style-name="ce17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>
          <table:table-cell table:style-name="ce3"/>
          <table:table-cell table:style-name="ce5"/>
          <table:table-cell table:style-name="ce11"/>
          <table:table-cell table:style-name="ce8" table:number-columns-repeated="6"/>
          <table:table-cell table:style-name="ce16"/>
          <table:table-cell table:style-name="ce5" table:number-columns-repeated="2"/>
          <table:table-cell table:style-name="ce17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 table:number-rows-repeated="8">
          <table:table-cell table:style-name="ce3"/>
          <table:table-cell table:style-name="ce5"/>
          <table:table-cell table:style-name="ce8" table:number-columns-repeated="7"/>
          <table:table-cell table:style-name="ce16"/>
          <table:table-cell table:style-name="ce5" table:number-columns-repeated="2"/>
          <table:table-cell table:style-name="ce17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 table:number-rows-repeated="2">
          <table:table-cell table:style-name="ce4"/>
          <table:table-cell table:style-name="ce5"/>
          <table:table-cell table:style-name="ce8" table:number-columns-repeated="7"/>
          <table:table-cell table:style-name="ce16"/>
          <table:table-cell table:style-name="ce5" table:number-columns-repeated="2"/>
          <table:table-cell table:style-name="ce17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 table:number-rows-repeated="9710">
          <table:table-cell table:style-name="ce3"/>
          <table:table-cell table:style-name="ce5"/>
          <table:table-cell table:style-name="ce8" table:number-columns-repeated="7"/>
          <table:table-cell table:style-name="ce16"/>
          <table:table-cell table:style-name="ce5" table:number-columns-repeated="2"/>
          <table:table-cell table:style-name="ce17"/>
          <table:table-cell table:style-name="ce5" table:number-columns-repeated="2"/>
          <table:table-cell table:number-columns-repeated="2"/>
          <table:table-cell table:style-name="ce5" table:number-columns-repeated="239"/>
          <table:table-cell table:number-columns-repeated="768"/>
        </table:table-row>
        <table:table-row table:style-name="ro2" table:number-rows-repeated="55536">
          <table:table-cell table:style-name="ce5" table:number-columns-repeated="9"/>
          <table:table-cell table:style-name="ce16"/>
          <table:table-cell table:style-name="ce5" table:number-columns-repeated="24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$</number:text>
      <number:number number:decimal-places="0" number:min-integer-digits="1" number:grouping="true"/>
      <number:text> </number:text>
    </number:number-style>
    <number:number-style style:name="N127P1" style:volatile="true">
      <number:text> $(</number:text>
      <number:number number:decimal-places="0" number:min-integer-digits="1" number:grouping="true"/>
      <number:text>)</number:text>
    </number:number-style>
    <number:number-style style:name="N127P2" style:volatile="true">
      <number:text> $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 (</number:text>
      <number:number number:decimal-places="2" number:min-integer-digits="1" number:grouping="true"/>
      <number:text>)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$</number:text>
      <number:number number:decimal-places="2" number:min-integer-digits="1" number:grouping="true"/>
      <number:text> </number:text>
    </number:number-style>
    <number:number-style style:name="N135P1" style:volatile="true">
      <number:text> $(</number:text>
      <number:number number:decimal-places="2" number:min-integer-digits="1" number:grouping="true"/>
      <number:text>)</number:text>
    </number:number-style>
    <number:number-style style:name="N135P2" style:volatile="true">
      <number:text> $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1P0" style:volatile="true">
      <number:number number:decimal-places="0" number:min-integer-digits="1" number:grouping="true"/>
      <number:text>р.</number:text>
    </number:number-style>
    <number:number-style style:name="N141">
      <number:text>-</number:text>
      <number:number number:decimal-places="0" number:min-integer-digits="1" number:grouping="true"/>
      <number:text>р.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р.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42P0"/>
    </number:number-style>
    <number:number-style style:name="N143">
      <number:number number:decimal-places="2" number:min-integer-digits="1" number:grouping="true"/>
      <number:text>р.</number:text>
    </number:number-style>
    <number:number-style style:name="N144P0" style:volatile="true">
      <number:number number:decimal-places="2" number:min-integer-digits="1" number:grouping="true"/>
      <number:text>р.</number:text>
    </number:number-style>
    <number:number-style style:name="N144">
      <number:text>-</number:text>
      <number:number number:decimal-places="2" number:min-integer-digits="1" number:grouping="true"/>
      <number:text>р.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р.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р. </number:text>
    </number:number-style>
    <number:number-style style:name="N149P1" style:volatile="true">
      <number:text>-</number:text>
      <number:number number:decimal-places="0" number:min-integer-digits="1" number:grouping="true"/>
      <number:text>р. </number:text>
    </number:number-style>
    <number:number-style style:name="N149P2" style:volatile="true">
      <number:text> -р.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   </number:text>
    </number:number-style>
    <number:number-style style:name="N153P1" style:volatile="true">
      <number:text>-</number:text>
      <number:number number:decimal-places="0" number:min-integer-digits="1" number:grouping="true"/>
      <number:text>    </number:text>
    </number:number-style>
    <number:number-style style:name="N153P2" style:volatile="true">
      <number:text> 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р. </number:text>
    </number:number-style>
    <number:number-style style:name="N157P1" style:volatile="true">
      <number:text>-</number:text>
      <number:number number:decimal-places="2" number:min-integer-digits="1" number:grouping="true"/>
      <number:text>р. </number:text>
    </number:number-style>
    <number:number-style style:name="N157P2" style:volatile="true">
      <number:text> -</number:text>
      <number:number number:decimal-places="0" number:min-integer-digits="0"/>
      <number:text>р.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   </number:text>
    </number:number-style>
    <number:number-style style:name="N161P1" style:volatile="true">
      <number:text>-</number:text>
      <number:number number:decimal-places="2" number:min-integer-digits="1" number:grouping="true"/>
      <number:text>    </number:text>
    </number:number-style>
    <number:number-style style:name="N161P2" style:volatile="true">
      <number:text> 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number number:decimal-places="8" number:min-integer-digits="1"/>
    </number:number-style>
    <number:number-style style:name="N163">
      <number:number number:decimal-places="7" number:min-integer-digits="1"/>
    </number:number-style>
    <number:number-style style:name="N164">
      <number:number number:decimal-places="6" number:min-integer-digits="1"/>
    </number:number-style>
    <number:number-style style:name="N165">
      <number:number number:decimal-places="5" number:min-integer-digits="1"/>
    </number:number-style>
    <number:number-style style:name="N166">
      <number:number number:decimal-places="4" number:min-integer-digits="1"/>
    </number:number-style>
    <number:number-style style:name="N167">
      <number:number number:decimal-places="3" number:min-integer-digits="1"/>
    </number:number-style>
    <number:number-style style:name="N170P0" style:volatile="true">
      <number:number number:decimal-places="3" number:min-integer-digits="1" number:grouping="true"/>
      <number:text> </number:text>
    </number:number-style>
    <number:number-style style:name="N170P1" style:volatile="true">
      <number:text> -</number:text>
      <number:number number:decimal-places="3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3P0" style:volatile="true">
      <number:number number:decimal-places="4" number:min-integer-digits="1" number:grouping="true"/>
      <number:text> </number:text>
    </number:number-style>
    <number:number-style style:name="N173P1" style:volatile="true">
      <number:text> -</number:text>
      <number:number number:decimal-places="4" number:min-integer-digits="1" number:grouping="true"/>
      <number:text> </number:text>
    </number:number-style>
    <number:number-style style:name="N173P2" style:volatile="true">
      <number:text> -</number:text>
      <number:number number: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6P0" style:volatile="true">
      <number:number number:decimal-places="5" number:min-integer-digits="1" number:grouping="true"/>
      <number:text> </number:text>
    </number:number-style>
    <number:number-style style:name="N176P1" style:volatile="true">
      <number:text> -</number:text>
      <number:number number:decimal-places="5" number:min-integer-digits="1" number:grouping="true"/>
      <number:text> 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9P0" style:volatile="true">
      <number:number number:decimal-places="6" number:min-integer-digits="1" number:grouping="true"/>
      <number:text> </number:text>
    </number:number-style>
    <number:number-style style:name="N179P1" style:volatile="true">
      <number:text> -</number:text>
      <number:number number:decimal-places="6" number:min-integer-digits="1" number:grouping="true"/>
      <number:text> </number:text>
    </number:number-style>
    <number:number-style style:name="N179P2" style:volatile="true">
      <number:text>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2P0" style:volatile="true">
      <number:number number:decimal-places="1" number:min-integer-digits="1" number:grouping="true"/>
      <number:text> </number:text>
    </number:number-style>
    <number:number-style style:name="N182P1" style:volatile="true">
      <number:text> -</number:text>
      <number:number number:decimal-places="1" number:min-integer-digits="1" number:grouping="true"/>
      <number:text> </number:text>
    </number:number-style>
    <number:number-style style:name="N182P2" style:volatile="true">
      <number:text> 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number:number number:decimal-places="0" number:min-integer-digits="1" number:grouping="true"/>
      <number:text> </number:text>
    </number:number-style>
    <number:number-style style:name="N184P1" style:volatile="true">
      <number:text> -</number:text>
      <number:number number:decimal-places="0" number:min-integer-digits="1" number:grouping="true"/>
      <number:text> </number:text>
    </number:number-style>
    <number:number-style style:name="N184P2" style:volatile="true">
      <number:text> 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text>Yes</number:text>
    </number:number-style>
    <number:number-style style:name="N186P1" style:volatile="true">
      <number:text>Yes</number:text>
    </number:number-style>
    <number:number-style style:name="N186">
      <number:text>No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True</number:text>
    </number:number-style>
    <number:number-style style:name="N188P1" style:volatile="true">
      <number:text>True</number:text>
    </number:number-style>
    <number:number-style style:name="N188">
      <number:text>False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On</number:text>
    </number:number-style>
    <number:number-style style:name="N190P1" style:volatile="true">
      <number:text>On</number:text>
    </number:number-style>
    <number:number-style style:name="N190">
      <number:text>Off</number:text>
      <style:map style:condition="value()&gt;0" style:apply-style-name="N190P0"/>
      <style:map style:condition="value()&lt;0" style:apply-style-name="N190P1"/>
    </number:number-style>
    <number:currency-style style:name="N19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2P0"/>
    </number:currency-style>
    <number:date-style style:name="N193">
      <number:day/>
      <number:text> </number:text>
      <number:month number:style="long" number:textual="true"/>
      <number:text> </number:text>
      <number:year number:style="long"/>
      <number:text> г.</number:text>
    </number:date-style>
    <number:currency-style style:name="N194">
      <number:currency-symbol number:language="en" number:country="US">$</number:currency-symbol>
      <number:number number:decimal-places="2" number:min-integer-digits="1" number:grouping="true"/>
    </number:currency-style>
    <number:number-style style:name="N195">
      <number:number number:decimal-places="15" number:min-integer-digits="1"/>
    </number:number-style>
    <number:number-style style:name="N196">
      <number:number number:decimal-places="20" number:min-integer-digits="1"/>
    </number:number-style>
    <number:number-style style:name="N197">
      <number:number number:decimal-places="11" number:min-integer-digits="1"/>
    </number:number-style>
    <number:number-style style:name="N198">
      <number:number number:decimal-places="19" number:min-integer-digits="1"/>
    </number:number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xcel_5f_BuiltIn_5f_Percent" style:display-name="Excel_BuiltIn_Percent" style:family="table-cell" style:parent-style-name="Default" style:data-style-name="N10"/>
    <style:style style:name="Error" style:family="table-cell" style:parent-style-name="Default">
      <style:table-cell-properties fo:background-color="#ff8080"/>
    </style:style>
    <style:style style:name="Warning" style:family="table-cell" style:parent-style-name="Default">
      <style:table-cell-properties fo:background-color="#ffff77"/>
    </style:style>
    <style:style style:name="Parameter" style:family="table-cell" style:parent-style-name="Default">
      <style:table-cell-properties fo:background-color="#ccffcc"/>
    </style:style>
    <style:style style:name="Attention" style:family="table-cell" style:parent-style-name="Default">
      <style:table-cell-properties fo:background-color="#cc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6">06/08/2010</text:date>, <text:time>14:10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creation-date>2005-11-22T22:05:38</meta:creation-date>
    <dc:date>2010-08-06T14:10:03</dc:date>
    <meta:editing-cycles>6</meta:editing-cycles>
    <meta:editing-duration>PT00H08M11S</meta:editing-duration>
    <dc:creator>Vladimir Korenev</dc:creator>
    <meta:document-statistic meta:table-count="1" meta:cell-count="152" meta:object-count="0"/>
    <meta:user-defined meta:name="Info 1"/>
    <meta:user-defined meta:name="Info 2"/>
    <meta:user-defined meta:name="Info 3"/>
    <meta:user-defined meta:name="Info 4"/>
  </office:meta>
</office:document-meta>
</file>